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fo:margin-top="0in" fo:margin-bottom="0.1965in" style:contextual-spacing="false" style:line-height-at-least="0.198in"/>
    </style:style>
    <style:style style:name="T1" style:family="text">
      <style:text-properties fo:color="#569cd6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4fc1ff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c586c0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6a995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st</text:span> <text:span text:style-name="T2">express</text:span> <text:span text:style-name="T3">=</text:span> <text:span text:style-name="T2">require</text:span>(<text:span text:style-name="T4">'express'</text:span>);</text:p>
      <text:p text:style-name="P1"><text:span text:style-name="T1">const</text:span> <text:span text:style-name="T5">mongoose</text:span> <text:span text:style-name="T3">=</text:span> <text:span text:style-name="T2">require</text:span>(<text:span text:style-name="T4">'mongoose'</text:span>);</text:p>
      <text:p text:style-name="P1"><text:span text:style-name="T1">const</text:span> <text:span text:style-name="T6">router</text:span> <text:span text:style-name="T3">=</text:span> <text:span text:style-name="T2">express</text:span>.<text:span text:style-name="T2">Router</text:span>();</text:p>
      <text:p text:style-name="P1"><text:span text:style-name="T1">const</text:span> <text:span text:style-name="T5">Stock</text:span> <text:span text:style-name="T3">=</text:span> <text:span text:style-name="T2">require</text:span>(<text:span text:style-name="T4">'../models/ficheDeStock'</text:span>);</text:p>
      <text:p text:style-name="P1"><text:span text:style-name="T1">const</text:span> <text:span text:style-name="T5">Item</text:span> <text:span text:style-name="T3">=</text:span> <text:span text:style-name="T2">require</text:span>(<text:span text:style-name="T4">'../models/item'</text:span>);</text:p>
      <text:p text:style-name="P1"><text:span text:style-name="T1">const</text:span> <text:span text:style-name="T5">StockHistory</text:span> <text:span text:style-name="T3">=</text:span> <text:span text:style-name="T2">require</text:span>(<text:span text:style-name="T4">'../models/stockHistory'</text:span>);</text:p>
      <text:p text:style-name="P1"><text:span text:style-name="T1">const</text:span> <text:span text:style-name="T6">ApprovedRequest</text:span> <text:span text:style-name="T3">=</text:span> <text:span text:style-name="T2">require</text:span>(<text:span text:style-name="T4">'../models/approvedRequest'</text:span>);</text:p>
      <text:p text:style-name="P4"/>
      <text:p text:style-name="P3">// Add stock entry for an item</text:p>
      <text:p text:style-name="P1"><text:span text:style-name="T6">router</text:span>.<text:span text:style-name="T2">post</text:span>(<text:span text:style-name="T4">'/'</text:span>, <text:span text:style-name="T1">async</text:span> (<text:span text:style-name="T7">req</text:span>, <text:span text:style-name="T7">res</text:span>) <text:span text:style-name="T1">=&gt;</text:span> {</text:p>
      <text:p text:style-name="P1"><text:span text:style-name="T1">const</text:span> { <text:span text:style-name="T6">itemId</text:span>, <text:span text:style-name="T6">entry</text:span> <text:span text:style-name="T3">=</text:span> {}, <text:span text:style-name="T6">exit</text:span> <text:span text:style-name="T3">=</text:span> {}, <text:span text:style-name="T6">balance</text:span> <text:span text:style-name="T3">=</text:span> {} } <text:span text:style-name="T3">=</text:span> <text:span text:style-name="T7">req</text:span>.<text:span text:style-name="T7">body</text:span>;</text:p>
      <text:p text:style-name="P4"/>
      <text:p text:style-name="P1"><text:span text:style-name="T8">try</text:span> {</text:p>
      <text:p text:style-name="P1"><text:span text:style-name="T1">const</text:span> <text:span text:style-name="T6">newStock</text:span> <text:span text:style-name="T3">=</text:span> <text:span text:style-name="T1">new</text:span> <text:span text:style-name="T5">Stock</text:span>({</text:p>
      <text:p text:style-name="P1"><text:span text:style-name="T7">itemId</text:span>,</text:p>
      <text:p text:style-name="P1"><text:span text:style-name="T7">entry:</text:span> {</text:p>
      <text:p text:style-name="P1"><text:span text:style-name="T7">quantity:</text:span> <text:span text:style-name="T6">entry</text:span>.<text:span text:style-name="T7">quantity</text:span> <text:span text:style-name="T3">||</text:span> <text:span text:style-name="T9">0</text:span>,</text:p>
      <text:p text:style-name="P1"><text:span text:style-name="T7">pricePerUnit:</text:span> <text:span text:style-name="T6">entry</text:span>.<text:span text:style-name="T7">pricePerUnit</text:span> <text:span text:style-name="T3">||</text:span> <text:span text:style-name="T9">0</text:span>,</text:p>
      <text:p text:style-name="P1"><text:span text:style-name="T7">totalAmount:</text:span> <text:span text:style-name="T6">entry</text:span>.<text:span text:style-name="T7">totalAmount</text:span> <text:span text:style-name="T3">||</text:span> <text:span text:style-name="T9">0</text:span></text:p>
      <text:p text:style-name="P1">},</text:p>
      <text:p text:style-name="P1"><text:span text:style-name="T7">exit:</text:span> {</text:p>
      <text:p text:style-name="P1"><text:span text:style-name="T7">quantity:</text:span> <text:span text:style-name="T6">exit</text:span>.<text:span text:style-name="T7">quantity</text:span> <text:span text:style-name="T3">||</text:span> <text:span text:style-name="T9">0</text:span>,</text:p>
      <text:p text:style-name="P1"><text:span text:style-name="T7">pricePerUnit:</text:span> <text:span text:style-name="T6">exit</text:span>.<text:span text:style-name="T7">pricePerUnit</text:span> <text:span text:style-name="T3">||</text:span> <text:span text:style-name="T9">0</text:span>,</text:p>
      <text:p text:style-name="P1"><text:span text:style-name="T7">totalAmount:</text:span> <text:span text:style-name="T6">exit</text:span>.<text:span text:style-name="T7">totalAmount</text:span> <text:span text:style-name="T3">||</text:span> <text:span text:style-name="T9">0</text:span></text:p>
      <text:p text:style-name="P1">},</text:p>
      <text:p text:style-name="P1"><text:span text:style-name="T7">balance:</text:span> {</text:p>
      <text:p text:style-name="P1"><text:span text:style-name="T7">quantity:</text:span> <text:span text:style-name="T6">balance</text:span>.<text:span text:style-name="T7">quantity</text:span> <text:span text:style-name="T3">||</text:span> <text:span text:style-name="T9">0</text:span>,</text:p>
      <text:p text:style-name="P1"><text:span text:style-name="T7">pricePerUnit:</text:span> <text:span text:style-name="T6">balance</text:span>.<text:span text:style-name="T7">pricePerUnit</text:span> <text:span text:style-name="T3">||</text:span> <text:span text:style-name="T9">0</text:span>,</text:p>
      <text:p text:style-name="P1"><text:span text:style-name="T7">totalAmount:</text:span> <text:span text:style-name="T6">balance</text:span>.<text:span text:style-name="T7">totalAmount</text:span> <text:span text:style-name="T3">||</text:span> <text:span text:style-name="T9">0</text:span></text:p>
      <text:p text:style-name="P1">}</text:p>
      <text:p text:style-name="P1">});</text:p>
      <text:p text:style-name="P4"/>
      <text:p text:style-name="P1"><text:span text:style-name="T1">const</text:span> <text:span text:style-name="T6">savedStock</text:span> <text:span text:style-name="T3">=</text:span> <text:span text:style-name="T8">await</text:span> <text:span text:style-name="T6">newStock</text:span>.<text:span text:style-name="T2">save</text:span>();</text:p>
      <text:p text:style-name="P1"><text:span text:style-name="T7">res</text:span>.<text:span text:style-name="T2">status</text:span>(<text:span text:style-name="T9">201</text:span>).<text:span text:style-name="T2">json</text:span>(<text:span text:style-name="T6">savedStock</text:span>);</text:p>
      <text:p text:style-name="P1">} <text:span text:style-name="T8">catch</text:span> (<text:span text:style-name="T7">error</text:span>) {</text:p>
      <text:p text:style-name="P1"><text:span text:style-name="T7">res</text:span>.<text:span text:style-name="T2">status</text:span>(<text:span text:style-name="T9">400</text:span>).<text:span text:style-name="T2">json</text:span>({ <text:span text:style-name="T7">message:</text:span> <text:span text:style-name="T4">'Error adding stock entry'</text:span>, <text:span text:style-name="T7">error</text:span> });</text:p>
      <text:p text:style-name="P1">}</text:p>
      <text:p text:style-name="P1">});</text:p>
      <text:p text:style-name="P5"/>
      <text:p text:style-name="P3">// Middleware to validate ObjectId</text:p>
      <text:p text:style-name="P1"><text:span text:style-name="T1">function</text:span> <text:span text:style-name="T2">isValidObjectId</text:span>(<text:span text:style-name="T7">id</text:span>) {</text:p>
      <text:p text:style-name="P1"><text:span text:style-name="T8">return</text:span> <text:span text:style-name="T5">mongoose</text:span>.<text:span text:style-name="T5">Types</text:span>.<text:span text:style-name="T5">ObjectId</text:span>.<text:span text:style-name="T2">isValid</text:span>(<text:span text:style-name="T7">id</text:span>);</text:p>
      <text:p text:style-name="P1">}</text:p>
      <text:p text:style-name="P4"/>
      <text:p text:style-name="P3">// Fetch all stock entries with item names</text:p>
      <text:p text:style-name="P1"><text:span text:style-name="T6">router</text:span>.<text:span text:style-name="T2">get</text:span>(<text:span text:style-name="T4">'/'</text:span>, <text:span text:style-name="T1">async</text:span> (<text:span text:style-name="T7">req</text:span>, <text:span text:style-name="T7">res</text:span>) <text:span text:style-name="T1">=&gt;</text:span> {</text:p>
      <text:p text:style-name="P1"><text:span text:style-name="T8">try</text:span> {</text:p>
      <text:p text:style-name="P1"><text:span text:style-name="T1">const</text:span> <text:span text:style-name="T6">stocks</text:span> <text:span text:style-name="T3">=</text:span> <text:span text:style-name="T8">await</text:span> <text:span text:style-name="T5">Stock</text:span>.<text:span text:style-name="T2">find</text:span>().<text:span text:style-name="T2">populate</text:span>(<text:span text:style-name="T4">'itemId'</text:span>, <text:span text:style-name="T4">'name'</text:span>);</text:p>
      <text:p text:style-name="P1"><text:span text:style-name="T7">res</text:span>.<text:span text:style-name="T2">json</text:span>(<text:span text:style-name="T6">stocks</text:span>);</text:p>
      <text:p text:style-name="P1">} <text:span text:style-name="T8">catch</text:span> (<text:span text:style-name="T7">error</text:span>) {</text:p>
      <text:p text:style-name="P1"><text:soft-page-break/><text:span text:style-name="T7">res</text:span>.<text:span text:style-name="T2">status</text:span>(<text:span text:style-name="T9">500</text:span>).<text:span text:style-name="T2">json</text:span>({ <text:span text:style-name="T7">message:</text:span> <text:span text:style-name="T4">'Error fetching stocks'</text:span>, <text:span text:style-name="T7">error</text:span> });</text:p>
      <text:p text:style-name="P1">}</text:p>
      <text:p text:style-name="P1">});</text:p>
      <text:p text:style-name="P4"/>
      <text:p text:style-name="P3">//// Update stock entry</text:p>
      <text:p text:style-name="P3">// Update stock entry</text:p>
      <text:p text:style-name="P1"><text:span text:style-name="T6">router</text:span>.<text:span text:style-name="T2">put</text:span>(<text:span text:style-name="T4">'/:id'</text:span>, <text:span text:style-name="T1">async</text:span> (<text:span text:style-name="T7">req</text:span>, <text:span text:style-name="T7">res</text:span>) <text:span text:style-name="T1">=&gt;</text:span> {</text:p>
      <text:p text:style-name="P1"><text:span text:style-name="T1">const</text:span> { <text:span text:style-name="T6">id</text:span> } <text:span text:style-name="T3">=</text:span> <text:span text:style-name="T7">req</text:span>.<text:span text:style-name="T7">params</text:span>;</text:p>
      <text:p text:style-name="P1"><text:span text:style-name="T1">const</text:span> { <text:span text:style-name="T6">entry</text:span>, <text:span text:style-name="T6">exit</text:span> } <text:span text:style-name="T3">=</text:span> <text:span text:style-name="T7">req</text:span>.<text:span text:style-name="T7">body</text:span>;</text:p>
      <text:p text:style-name="P4"/>
      <text:p text:style-name="P1"><text:span text:style-name="T8">try</text:span> {</text:p>
      <text:p text:style-name="P1"><text:span text:style-name="T1">const</text:span> <text:span text:style-name="T6">stock</text:span> <text:span text:style-name="T3">=</text:span> <text:span text:style-name="T8">await</text:span> <text:span text:style-name="T5">Stock</text:span>.<text:span text:style-name="T2">findById</text:span>(<text:span text:style-name="T6">id</text:span>);</text:p>
      <text:p text:style-name="P1"><text:span text:style-name="T8">if</text:span> (<text:span text:style-name="T3">!</text:span><text:span text:style-name="T6">stock</text:span>) {</text:p>
      <text:p text:style-name="P1"><text:span text:style-name="T8">return</text:span> <text:span text:style-name="T7">res</text:span>.<text:span text:style-name="T2">status</text:span>(<text:span text:style-name="T9">404</text:span>).<text:span text:style-name="T2">send</text:span>(<text:span text:style-name="T4">'Stock entry not found'</text:span>);</text:p>
      <text:p text:style-name="P1">}</text:p>
      <text:p text:style-name="P4"/>
      <text:p text:style-name="P3">// Update the stock entry and balance</text:p>
      <text:p text:style-name="P1"><text:span text:style-name="T8">if</text:span> (<text:span text:style-name="T6">entry</text:span>) {</text:p>
      <text:p text:style-name="P1"><text:span text:style-name="T6">stock</text:span>.<text:span text:style-name="T7">entry</text:span> <text:span text:style-name="T3">=</text:span> {</text:p>
      <text:p text:style-name="P1"><text:span text:style-name="T7">quantity:</text:span> <text:span text:style-name="T6">entry</text:span>.<text:span text:style-name="T7">quantity</text:span> <text:span text:style-name="T3">||</text:span> <text:span text:style-name="T6">O</text:span>,</text:p>
      <text:p text:style-name="P1"><text:span text:style-name="T7">pricePerUnit:</text:span> <text:span text:style-name="T6">entry</text:span>.<text:span text:style-name="T7">pricePerUnit</text:span> <text:span text:style-name="T3">||</text:span> <text:span text:style-name="T6">stock</text:span>.<text:span text:style-name="T7">entry</text:span>.<text:span text:style-name="T7">pricePerUnit</text:span>,</text:p>
      <text:p text:style-name="P1"><text:span text:style-name="T7">totalAmount:</text:span> <text:span text:style-name="T6">entry</text:span>.<text:span text:style-name="T7">quantity</text:span> <text:span text:style-name="T3">*</text:span> (<text:span text:style-name="T6">entry</text:span>.<text:span text:style-name="T7">pricePerUnit</text:span> <text:span text:style-name="T3">||</text:span> <text:span text:style-name="T6">stock</text:span>.<text:span text:style-name="T7">entry</text:span>.<text:span text:style-name="T7">pricePerUnit</text:span>)</text:p>
      <text:p text:style-name="P1">};</text:p>
      <text:p text:style-name="P4"/>
      <text:p text:style-name="P1"><text:span text:style-name="T6">stock</text:span>.<text:span text:style-name="T7">balance</text:span>.<text:span text:style-name="T7">quantity</text:span> <text:span text:style-name="T3">+=</text:span> <text:span text:style-name="T6">stock</text:span>.<text:span text:style-name="T7">entry</text:span>.<text:span text:style-name="T7">quantity</text:span> ,</text:p>
      <text:p text:style-name="P1"><text:span text:style-name="T6">stock</text:span>.<text:span text:style-name="T7">balance</text:span>.<text:span text:style-name="T7">totalAmount</text:span> <text:span text:style-name="T3">+=</text:span> <text:span text:style-name="T6">stock</text:span>.<text:span text:style-name="T7">entry</text:span>.<text:span text:style-name="T7">totalAmount</text:span>,</text:p>
      <text:p text:style-name="P1"><text:span text:style-name="T6">stock</text:span>.<text:span text:style-name="T7">balance</text:span>.<text:span text:style-name="T7">pricePerUnit</text:span> <text:span text:style-name="T3">=</text:span> <text:span text:style-name="T6">stock</text:span>.<text:span text:style-name="T7">entry</text:span>.<text:span text:style-name="T7">pricePerUnit</text:span>; <text:span text:style-name="T10">// Update price per unit based on the last entry</text:span></text:p>
      <text:p text:style-name="P1">}</text:p>
      <text:p text:style-name="P1"><text:span text:style-name="T8">if</text:span> (<text:span text:style-name="T6">exit</text:span>) {</text:p>
      <text:p text:style-name="P1"><text:span text:style-name="T6">stock</text:span>.<text:span text:style-name="T7">exit</text:span> <text:span text:style-name="T3">=</text:span> {</text:p>
      <text:p text:style-name="P1"><text:span text:style-name="T7">quantity:</text:span> <text:span text:style-name="T6">exit</text:span>.<text:span text:style-name="T7">quantity</text:span> <text:span text:style-name="T3">||</text:span> <text:span text:style-name="T6">stock</text:span>.<text:span text:style-name="T7">exit</text:span>.<text:span text:style-name="T7">quantity</text:span>,</text:p>
      <text:p text:style-name="P1"><text:span text:style-name="T7">pricePerUnit:</text:span> <text:span text:style-name="T6">exit</text:span>.<text:span text:style-name="T7">pricePerUnit</text:span> <text:span text:style-name="T3">||</text:span> <text:span text:style-name="T6">stock</text:span>.<text:span text:style-name="T7">exit</text:span>.<text:span text:style-name="T7">pricePerUnit</text:span>,</text:p>
      <text:p text:style-name="P1"><text:span text:style-name="T7">totalAmount:</text:span> <text:span text:style-name="T6">exit</text:span>.<text:span text:style-name="T7">quantity</text:span> <text:span text:style-name="T3">*</text:span> (<text:span text:style-name="T6">exit</text:span>.<text:span text:style-name="T7">pricePerUnit</text:span> <text:span text:style-name="T3">||</text:span> <text:span text:style-name="T6">stock</text:span>.<text:span text:style-name="T7">exit</text:span>.<text:span text:style-name="T7">pricePerUnit</text:span>)</text:p>
      <text:p text:style-name="P1">};</text:p>
      <text:p text:style-name="P4"/>
      <text:p text:style-name="P1"><text:span text:style-name="T6">stock</text:span>.<text:span text:style-name="T7">balance</text:span>.<text:span text:style-name="T7">quantity</text:span> <text:span text:style-name="T3">-=</text:span> <text:span text:style-name="T6">stock</text:span>.<text:span text:style-name="T7">exit</text:span>.<text:span text:style-name="T7">quantity</text:span>,</text:p>
      <text:p text:style-name="P1"><text:span text:style-name="T6">stock</text:span>.<text:span text:style-name="T7">balance</text:span>.<text:span text:style-name="T7">totalAmount</text:span> <text:span text:style-name="T3">-=</text:span> <text:span text:style-name="T6">stock</text:span>.<text:span text:style-name="T7">exit</text:span>.<text:span text:style-name="T7">totalAmount</text:span>, </text:p>
      <text:p text:style-name="P1"><text:span text:style-name="T6">stock</text:span>.<text:span text:style-name="T7">balance</text:span>.<text:span text:style-name="T7">pricePerUnit</text:span> <text:span text:style-name="T3">=</text:span> <text:span text:style-name="T6">stock</text:span>.<text:span text:style-name="T7">entry</text:span>.<text:span text:style-name="T7">pricePerUnit</text:span>; <text:span text:style-name="T10">// Update price per unit based on the last exit</text:span></text:p>
      <text:p text:style-name="P1">}</text:p>
      <text:p text:style-name="P4"/>
      <text:p text:style-name="P1"><text:span text:style-name="T8">await</text:span> <text:span text:style-name="T6">stock</text:span>.<text:span text:style-name="T2">save</text:span>();</text:p>
      <text:p text:style-name="P4"/>
      <text:p text:style-name="P3">// Log the update to the StockHistory collection</text:p>
      <text:p text:style-name="P1"><text:span text:style-name="T1">const</text:span> <text:span text:style-name="T6">stockHistory</text:span> <text:span text:style-name="T3">=</text:span> <text:span text:style-name="T1">new</text:span> <text:span text:style-name="T5">StockHistory</text:span>({</text:p>
      <text:p text:style-name="P1"><text:span text:style-name="T7">itemId:</text:span> <text:span text:style-name="T6">stock</text:span>.<text:span text:style-name="T7">itemId</text:span>,</text:p>
      <text:p text:style-name="P1"><text:span text:style-name="T7">entry:</text:span> <text:span text:style-name="T6">stock</text:span>.<text:span text:style-name="T7">entry</text:span>,</text:p>
      <text:p text:style-name="P1"><text:span text:style-name="T7">exit:</text:span> <text:span text:style-name="T6">stock</text:span>.<text:span text:style-name="T7">exit</text:span>,</text:p>
      <text:p text:style-name="P1"><text:span text:style-name="T7">balance:</text:span> <text:span text:style-name="T6">stock</text:span>.<text:span text:style-name="T7">balance</text:span>,</text:p>
      <text:p text:style-name="P1"><text:span text:style-name="T7">updatedAt:</text:span> <text:span text:style-name="T5">Date</text:span>.<text:span text:style-name="T2">now</text:span>() <text:span text:style-name="T10">// Set the updated date</text:span></text:p>
      <text:p text:style-name="P1"><text:soft-page-break/>});</text:p>
      <text:p text:style-name="P1"><text:span text:style-name="T8">await</text:span> <text:span text:style-name="T6">stockHistory</text:span>.<text:span text:style-name="T2">save</text:span>();</text:p>
      <text:p text:style-name="P4"/>
      <text:p text:style-name="P1"><text:span text:style-name="T7">res</text:span>.<text:span text:style-name="T2">json</text:span>(<text:span text:style-name="T6">stock</text:span>);</text:p>
      <text:p text:style-name="P1">} <text:span text:style-name="T8">catch</text:span> (<text:span text:style-name="T7">error</text:span>) {</text:p>
      <text:p text:style-name="P1"><text:span text:style-name="T7">res</text:span>.<text:span text:style-name="T2">status</text:span>(<text:span text:style-name="T9">500</text:span>).<text:span text:style-name="T2">send</text:span>(<text:span text:style-name="T4">'Error updating stock: '</text:span> <text:span text:style-name="T3">+</text:span> <text:span text:style-name="T7">error</text:span>.<text:span text:style-name="T7">message</text:span>);</text:p>
      <text:p text:style-name="P1">}</text:p>
      <text:p text:style-name="P1">});</text:p>
      <text:p text:style-name="P4"/>
      <text:p text:style-name="P3">// Fetch stock entries for an item</text:p>
      <text:p text:style-name="P1"><text:span text:style-name="T6">router</text:span>.<text:span text:style-name="T2">get</text:span>(<text:span text:style-name="T4">'/:itemId'</text:span>, <text:span text:style-name="T1">async</text:span> (<text:span text:style-name="T7">req</text:span>, <text:span text:style-name="T7">res</text:span>) <text:span text:style-name="T1">=&gt;</text:span> {</text:p>
      <text:p text:style-name="P1"><text:span text:style-name="T1">const</text:span> { <text:span text:style-name="T6">itemId</text:span> } <text:span text:style-name="T3">=</text:span> <text:span text:style-name="T7">req</text:span>.<text:span text:style-name="T7">params</text:span>;</text:p>
      <text:p text:style-name="P4"/>
      <text:p text:style-name="P3">// Check if itemId is a valid ObjectId</text:p>
      <text:p text:style-name="P1"><text:span text:style-name="T8">if</text:span> (<text:span text:style-name="T3">!</text:span><text:span text:style-name="T2">isValidObjectId</text:span>(<text:span text:style-name="T6">itemId</text:span>)) {</text:p>
      <text:p text:style-name="P1"><text:span text:style-name="T8">return</text:span> <text:span text:style-name="T7">res</text:span>.<text:span text:style-name="T2">status</text:span>(<text:span text:style-name="T9">400</text:span>).<text:span text:style-name="T2">send</text:span>(<text:span text:style-name="T4">'Invalid itemId'</text:span>);</text:p>
      <text:p text:style-name="P1">}</text:p>
      <text:p text:style-name="P1"><text:span text:style-name="T7">console</text:span>.<text:span text:style-name="T2">log</text:span>(<text:span text:style-name="T4">`Fetching stock entries for itemId: </text:span><text:span text:style-name="T1">${</text:span><text:span text:style-name="T6">itemId</text:span><text:span text:style-name="T1">}</text:span><text:span text:style-name="T4">`</text:span>); <text:span text:style-name="T10">// Log itemId</text:span></text:p>
      <text:p text:style-name="P4"/>
      <text:p text:style-name="P1"><text:span text:style-name="T8">try</text:span> {</text:p>
      <text:p text:style-name="P1"><text:span text:style-name="T1">const</text:span> <text:span text:style-name="T6">stockEntries</text:span> <text:span text:style-name="T3">=</text:span> <text:span text:style-name="T8">await</text:span> <text:span text:style-name="T5">Stock</text:span>.<text:span text:style-name="T2">find</text:span>({ <text:span text:style-name="T7">itemId</text:span> }).<text:span text:style-name="T2">populate</text:span>(<text:span text:style-name="T4">'itemId'</text:span>);</text:p>
      <text:p text:style-name="P1"><text:span text:style-name="T7">console</text:span>.<text:span text:style-name="T2">log</text:span>(<text:span text:style-name="T4">`Stock entries found: </text:span><text:span text:style-name="T1">${</text:span><text:span text:style-name="T6">stockEntries</text:span><text:span text:style-name="T3">.</text:span><text:span text:style-name="T7">length</text:span><text:span text:style-name="T1">}</text:span><text:span text:style-name="T4">`</text:span>); <text:span text:style-name="T10">// Log number of stock entries found</text:span></text:p>
      <text:p text:style-name="P1"><text:span text:style-name="T7">res</text:span>.<text:span text:style-name="T2">status</text:span>(<text:span text:style-name="T9">200</text:span>).<text:span text:style-name="T2">json</text:span>(<text:span text:style-name="T6">stockEntries</text:span>);</text:p>
      <text:p text:style-name="P1">} <text:span text:style-name="T8">catch</text:span> (<text:span text:style-name="T7">error</text:span>) {</text:p>
      <text:p text:style-name="P1"><text:span text:style-name="T7">console</text:span>.<text:span text:style-name="T2">error</text:span>(<text:span text:style-name="T4">'Error fetching stock entries:'</text:span>, <text:span text:style-name="T7">error</text:span>);</text:p>
      <text:p text:style-name="P1"><text:span text:style-name="T7">res</text:span>.<text:span text:style-name="T2">status</text:span>(<text:span text:style-name="T9">400</text:span>).<text:span text:style-name="T2">json</text:span>({ <text:span text:style-name="T7">message:</text:span> <text:span text:style-name="T4">'Error fetching stock entries'</text:span>, <text:span text:style-name="T7">error</text:span> });</text:p>
      <text:p text:style-name="P1">}</text:p>
      <text:p text:style-name="P1">});</text:p>
      <text:p text:style-name="P2"><text:line-break/><text:line-break/></text:p>
      <text:p text:style-name="P3">// Fetch stock history for an item with date range</text:p>
      <text:p text:style-name="P1"><text:span text:style-name="T6">router</text:span>.<text:span text:style-name="T2">get</text:span>(<text:span text:style-name="T4">'/history/:itemId'</text:span>, <text:span text:style-name="T1">async</text:span> (<text:span text:style-name="T7">req</text:span>, <text:span text:style-name="T7">res</text:span>) <text:span text:style-name="T1">=&gt;</text:span> {</text:p>
      <text:p text:style-name="P1"><text:span text:style-name="T1">const</text:span> { <text:span text:style-name="T6">itemId</text:span> } <text:span text:style-name="T3">=</text:span> <text:span text:style-name="T7">req</text:span>.<text:span text:style-name="T7">params</text:span>;</text:p>
      <text:p text:style-name="P1"><text:span text:style-name="T1">const</text:span> { <text:span text:style-name="T6">startDate</text:span>, <text:span text:style-name="T6">endDate</text:span> } <text:span text:style-name="T3">=</text:span> <text:span text:style-name="T7">req</text:span>.<text:span text:style-name="T7">query</text:span>;</text:p>
      <text:p text:style-name="P4"/>
      <text:p text:style-name="P1"><text:span text:style-name="T8">try</text:span> {</text:p>
      <text:p text:style-name="P1"><text:span text:style-name="T1">const</text:span> <text:span text:style-name="T6">query</text:span> <text:span text:style-name="T3">=</text:span> { <text:span text:style-name="T7">itemId</text:span> };</text:p>
      <text:p text:style-name="P4"/>
      <text:p text:style-name="P1"><text:span text:style-name="T8">if</text:span> (<text:span text:style-name="T6">startDate</text:span> <text:span text:style-name="T3">&amp;&amp;</text:span> <text:span text:style-name="T6">endDate</text:span>) {</text:p>
      <text:p text:style-name="P1"><text:span text:style-name="T6">query</text:span>.<text:span text:style-name="T7">updatedAt</text:span> <text:span text:style-name="T3">=</text:span> {</text:p>
      <text:p text:style-name="P1"><text:span text:style-name="T7">$gte:</text:span> <text:span text:style-name="T1">new</text:span> <text:span text:style-name="T5">Date</text:span>(<text:span text:style-name="T6">startDate</text:span>),</text:p>
      <text:p text:style-name="P1"><text:span text:style-name="T7">$lte:</text:span> <text:span text:style-name="T1">new</text:span> <text:span text:style-name="T5">Date</text:span>(<text:span text:style-name="T6">endDate</text:span>)</text:p>
      <text:p text:style-name="P1">};</text:p>
      <text:p text:style-name="P1">}</text:p>
      <text:p text:style-name="P4"/>
      <text:p text:style-name="P1"><text:span text:style-name="T1">const</text:span> <text:span text:style-name="T6">stockHistory</text:span> <text:span text:style-name="T3">=</text:span> <text:span text:style-name="T8">await</text:span> <text:span text:style-name="T5">StockHistory</text:span>.<text:span text:style-name="T2">find</text:span>(<text:span text:style-name="T6">query</text:span>).<text:span text:style-name="T2">populate</text:span>(<text:span text:style-name="T4">'itemId'</text:span>);</text:p>
      <text:p text:style-name="P1"><text:span text:style-name="T7">res</text:span>.<text:span text:style-name="T2">status</text:span>(<text:span text:style-name="T9">200</text:span>).<text:span text:style-name="T2">json</text:span>(<text:span text:style-name="T6">stockHistory</text:span>);</text:p>
      <text:p text:style-name="P1">} <text:span text:style-name="T8">catch</text:span> (<text:span text:style-name="T7">error</text:span>) {</text:p>
      <text:p text:style-name="P1"><text:soft-page-break/><text:span text:style-name="T7">res</text:span>.<text:span text:style-name="T2">status</text:span>(<text:span text:style-name="T9">400</text:span>).<text:span text:style-name="T2">json</text:span>({ <text:span text:style-name="T7">message:</text:span> <text:span text:style-name="T4">'Error fetching stock history'</text:span>, <text:span text:style-name="T7">error</text:span> });</text:p>
      <text:p text:style-name="P1">}</text:p>
      <text:p text:style-name="P1">});</text:p>
      <text:p text:style-name="P4"/>
      <text:p text:style-name="P3">// Fetch stock history for a specific month</text:p>
      <text:p text:style-name="P1"><text:span text:style-name="T6">router</text:span>.<text:span text:style-name="T2">get</text:span>(<text:span text:style-name="T4">'/history/:year/:month'</text:span>, <text:span text:style-name="T1">async</text:span> (<text:span text:style-name="T7">req</text:span>, <text:span text:style-name="T7">res</text:span>) <text:span text:style-name="T1">=&gt;</text:span> {</text:p>
      <text:p text:style-name="P1"><text:span text:style-name="T1">const</text:span> { <text:span text:style-name="T6">year</text:span>, <text:span text:style-name="T6">month</text:span> } <text:span text:style-name="T3">=</text:span> <text:span text:style-name="T7">req</text:span>.<text:span text:style-name="T7">params</text:span>;</text:p>
      <text:p text:style-name="P1"><text:span text:style-name="T1">const</text:span> <text:span text:style-name="T6">startDate</text:span> <text:span text:style-name="T3">=</text:span> <text:span text:style-name="T1">new</text:span> <text:span text:style-name="T5">Date</text:span>(<text:span text:style-name="T6">year</text:span>, <text:span text:style-name="T6">month</text:span> <text:span text:style-name="T3">-</text:span> <text:span text:style-name="T9">1</text:span>, <text:span text:style-name="T9">1</text:span>);</text:p>
      <text:p text:style-name="P1"><text:span text:style-name="T1">const</text:span> <text:span text:style-name="T6">endDate</text:span> <text:span text:style-name="T3">=</text:span> <text:span text:style-name="T1">new</text:span> <text:span text:style-name="T5">Date</text:span>(<text:span text:style-name="T6">year</text:span>, <text:span text:style-name="T6">month</text:span>, <text:span text:style-name="T9">0</text:span>);</text:p>
      <text:p text:style-name="P4"/>
      <text:p text:style-name="P1"><text:span text:style-name="T8">try</text:span> {</text:p>
      <text:p text:style-name="P1"><text:span text:style-name="T1">const</text:span> <text:span text:style-name="T6">stockHistory</text:span> <text:span text:style-name="T3">=</text:span> <text:span text:style-name="T8">await</text:span> <text:span text:style-name="T5">StockHistory</text:span>.<text:span text:style-name="T2">find</text:span>({</text:p>
      <text:p text:style-name="P1"><text:span text:style-name="T7">updatedAt:</text:span> {</text:p>
      <text:p text:style-name="P1"><text:span text:style-name="T7">$gte:</text:span> <text:span text:style-name="T6">startDate</text:span>,</text:p>
      <text:p text:style-name="P1"><text:span text:style-name="T7">$lt:</text:span> <text:span text:style-name="T6">endDate</text:span></text:p>
      <text:p text:style-name="P1">}</text:p>
      <text:p text:style-name="P1">}).<text:span text:style-name="T2">populate</text:span>(<text:span text:style-name="T4">'itemId'</text:span>, <text:span text:style-name="T4">'name'</text:span>);</text:p>
      <text:p text:style-name="P1"><text:span text:style-name="T7">res</text:span>.<text:span text:style-name="T2">json</text:span>(<text:span text:style-name="T6">stockHistory</text:span>);</text:p>
      <text:p text:style-name="P1">} <text:span text:style-name="T8">catch</text:span> (<text:span text:style-name="T7">error</text:span>) {</text:p>
      <text:p text:style-name="P1"><text:span text:style-name="T7">res</text:span>.<text:span text:style-name="T2">status</text:span>(<text:span text:style-name="T9">500</text:span>).<text:span text:style-name="T2">json</text:span>({ <text:span text:style-name="T7">message:</text:span> <text:span text:style-name="T4">'Error fetching stock history'</text:span>, <text:span text:style-name="T7">error</text:span> });</text:p>
      <text:p text:style-name="P1">}</text:p>
      <text:p text:style-name="P1">});</text:p>
      <text:p text:style-name="P5"/>
      <text:p text:style-name="P1"><text:span text:style-name="T6">module</text:span>.<text:span text:style-name="T6">exports</text:span> <text:span text:style-name="T3">=</text:span> <text:span text:style-name="T6">router</text:span>;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1:11:59.906339319</meta:creation-date>
    <dc:date>2024-07-31T11:12:14.252105185</dc:date>
    <meta:editing-duration>PT15S</meta:editing-duration>
    <meta:editing-cycles>1</meta:editing-cycles>
    <meta:document-statistic meta:table-count="0" meta:image-count="0" meta:object-count="0" meta:page-count="4" meta:paragraph-count="148" meta:word-count="583" meta:character-count="4450" meta:non-whitespace-character-count="4011"/>
    <meta:generator>LibreOffice/7.3.7.2$Linux_X86_64 LibreOffice_project/30$Build-2</meta:generator>
  </office:meta>
</office:document-meta>
</file>